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9d9fa" officeooo:paragraph-rsid="0009d9fa"/>
    </style:style>
    <style:style style:name="P2" style:family="paragraph" style:parent-style-name="Standard">
      <style:text-properties fo:language="es" fo:country="ES" officeooo:rsid="000bc3c4" officeooo:paragraph-rsid="000bc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 DESCONFIGURADA</text:p>
      <text:p text:style-name="P1"/>
      <text:p text:style-name="P1">→ METODO DE AUTENTICACIÓN</text:p>
      <text:p text:style-name="P1"/>
      <text:p text:style-name="P1">CONTRASEÑA NO CIFRADA (PAP)</text:p>
      <text:p text:style-name="P1"/>
      <text:p text:style-name="P1">IDENTIFICACIÓN PRIVADA (No se toca)</text:p>
      <text:p text:style-name="P1"/>
      <text:p text:style-name="P1"/>
      <text:p text:style-name="P1">------------------------------------</text:p>
      <text:p text:style-name="P1"/>
      <text:p text:style-name="P1">WIFI ADMINISTRAR REDES</text:p>
      <text:p text:style-name="P1"/>
      <text:p text:style-name="P1">Agregar una nueva red</text:p>
      <text:p text:style-name="P1"/>
      <text:p text:style-name="P1">Andared_Corporativo</text:p>
      <text:p text:style-name="P1">-------------------------------</text:p>
      <text:p text:style-name="P1">T. Seg.</text:p>
      <text:p text:style-name="P1">AES WPA2-Enterprise</text:p>
      <text:p text:style-name="P1">-------------------------------</text:p>
      <text:p text:style-name="P1"/>
      <text:p text:style-name="P1">Metodo EAP</text:p>
      <text:p text:style-name="P1">EAP_TTLS</text:p>
      <text:p text:style-name="P1"/>
      <text:p text:style-name="P1"/>
      <text:p text:style-name="P1"/>
      <text:p text:style-name="P2">OTRO PAPEL (para clave)</text:p>
      <text:p text:style-name="P2"/>
      <text:p text:style-name="P2">Autenticación : GTC</text:p>
      <text:p text:style-name="P2">carroBiescelia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0:18:56.713000000</meta:creation-date>
    <dc:date>2024-12-17T10:26:19.884000000</dc:date>
    <meta:editing-duration>PT7M25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41" meta:character-count="365" meta:non-whitespace-character-count="341"/>
  </office:meta>
</office:document-meta>
</file>